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14f062"/>
    </style:style>
    <style:style style:name="P3" style:family="paragraph" style:parent-style-name="Text_20_body">
      <style:paragraph-properties fo:text-align="start" style:justify-single-word="false"/>
      <style:text-properties officeooo:paragraph-rsid="0014f062"/>
    </style:style>
    <style:style style:name="P4" style:family="paragraph" style:parent-style-name="Text_20_body">
      <style:text-properties officeooo:rsid="00215586" officeooo:paragraph-rsid="0014f062"/>
    </style:style>
    <style:style style:name="P5" style:family="paragraph" style:parent-style-name="Text_20_body">
      <style:text-properties officeooo:paragraph-rsid="0014f062"/>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Dr.</text:p>
          <text:p text:style-name="Frame_20_contents">Julian<text:span text:style-name="T3"> Barbour</text:span></text:p>
          <text:p text:style-name="Frame_20_contents">College Farm</text:p>
          <text:p text:style-name="Frame_20_contents">&lt;Address Kube2&gt;</text:p>
          <text:p text:style-name="Frame_20_contents">Oxon<text:span text:style-name="T3"> 0X15 4JG</text:span></text:p>
          <text:p text:style-name="Frame_20_contents">UK</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ext:span text:style-name="T3">Dear Mr. Barbour,</text:span></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07.822863593</dc:date>
    <meta:editing-cycles>9</meta:editing-cycles>
    <meta:editing-duration>PT26M6S</meta:editing-duration>
    <meta:document-statistic meta:table-count="0" meta:image-count="0" meta:object-count="0" meta:page-count="1" meta:paragraph-count="19" meta:word-count="241" meta:character-count="1473" meta:non-whitespace-character-count="1239"/>
    <meta:template xlink:type="simple" xlink:actuate="onRequest" xlink:title="Modern business letter sans-serif" xlink:href="../../../../../usr/lib/libreoffice/share/template/common/officorr/Modern_business_letter_sans_serif.ott" meta:date="2026-02-28T13:59:35.778672540"/>
  </office:meta>
</office:document-meta>
</file>